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terfaces</text:p>
      <text:p text:style-name="Standard"/>
      <text:p text:style-name="Standard">Man ärver inte interface, man implementerar dem</text:p>
      <text:p text:style-name="Standard"/>
      <text:p text:style-name="Standard">ställer inga krav på arv, ignorerar arv.</text:p>
      <text:p text:style-name="Standard"/>
      <text:p text:style-name="Standard"/>
      <text:p text:style-name="Standard">Best practice</text:p>
      <text:p text:style-name="Standard"/>
      <text:p text:style-name="Standard">DRY – don reperat yoursel</text:p>
      <text:p text:style-name="Standard"/>
      <text:p text:style-name="Standard">Information hiding – dölj så mycket som möjligt, (private) hitta rätt balans,. (encapsulation)</text:p>
      <text:p text:style-name="Standard"/>
      <text:p text:style-name="Standard">High cohesion</text:p>
      <text:p text:style-name="Standard"/>
      <text:p text:style-name="Standard">Varje klass ska ansvara för en sak (player sköter splayer)</text:p>
      <text:p text:style-name="Standard">Game sköter spellogik,</text:p>
      <text:p text:style-name="Standard"/>
      <text:p text:style-name="Standard">Gör specifika metoder som löser enskilda saker. Klass gör en grek´j, en metod gör en grej</text:p>
      <text:p text:style-name="Standard"/>
      <text:p text:style-name="Standard">Loose coupling</text:p>
      <text:p text:style-name="Standard">Klasser ska vara löst kopplade, ju fler beroende får vi mer problem</text:p>
      <text:p text:style-name="Standard"/>
      <text:p text:style-name="Standard"/>
      <text:p text:style-name="Standard">Klassbibliotek generear en .dll fil</text:p>
      <text:p text:style-name="Standard"/>
      <text:p text:style-name="Standard">Solution är en mapp med projekt (behållare)</text:p>
      <text:p text:style-name="Standard"/>
      <text:p text:style-name="Standard">Klasser har visibility nivå internal som default, alltså bara inom projectet</text:p>
      <text:p text:style-name="Standard"/>
      <text:p text:style-name="Standard">Solution</text:p>
      <text:p text:style-name="Standard"><text:tab/>Utils (lib)</text:p>
      <text:p text:style-name="Standard"><text:tab/>DoD (lib)</text:p>
      <text:p text:style-name="Standard"><text:tab/>DoD (ex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klas Johansson</meta:initial-creator>
    <meta:creation-date>2017-07-05T09:06:01.14</meta:creation-date>
    <dc:date>2017-07-05T13:40:12.17</dc:date>
    <dc:creator>Niklas Johansson</dc:creator>
    <meta:editing-duration>PT1H53M22S</meta:editing-duration>
    <meta:editing-cycles>3</meta:editing-cycles>
    <meta:generator>OpenOffice/4.1.3$Win32 OpenOffice.org_project/413m1$Build-9783</meta:generator>
    <meta:document-statistic meta:table-count="0" meta:image-count="0" meta:object-count="0" meta:page-count="1" meta:paragraph-count="19" meta:word-count="110" meta:character-count="686"/>
  </office:meta>
</office:document-meta>
</file>